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3000000591D36F47C.png"/>
  <manifest:file-entry manifest:media-type="image/png" manifest:full-path="Pictures/100000000000049B00000044EB19D1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size="10pt" style:font-size-asian="10pt" style:font-size-complex="10pt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Chcę zarządzać Dockerem poprzez Docker-Java-Api. W tym celu sprawdzam pod którym adresem dostępne jest API Docker-Machine.</text:p>
      <text:p text:style-name="Standard"/>
      <text:p text:style-name="Standard"><draw:frame draw:style-name="fr1" draw:name="grafika1" text:anchor-type="paragraph" svg:width="16.999cm" svg:height="0.979cm" draw:z-index="0"><draw:image xlink:href="Pictures/100000000000049B00000044EB19D1B7.png" xlink:type="simple" xlink:show="embed" xlink:actuate="onLoad"/></draw:frame></text:p>
      <text:p text:style-name="Standard">Jest to adres tcp://192.168.99.100:2376</text:p>
      <text:p text:style-name="Standard"/>
      <text:p text:style-name="Standard">Następnie ustalam, gdzie znajdują się pliki z certyfikatami dla tej maszyny</text:p>
      <text:p text:style-name="Standard"/>
      <text:p text:style-name="Standard"><draw:frame draw:style-name="fr1" draw:name="grafika2" text:anchor-type="paragraph" svg:width="16.999cm" svg:height="1.744cm" draw:z-index="1"><draw:image xlink:href="Pictures/1000000000000363000000591D36F47C.png" xlink:type="simple" xlink:show="embed" xlink:actuate="onLoad"/></draw:frame></text:p>
      <text:p text:style-name="Standard">Znam więc adres API oraz położenie certyfikatów</text:p>
      <text:p text:style-name="Standard"/>
      <text:p text:style-name="Standard">SET DOCKER_HOST=tcp://192.168.99.100:2376</text:p>
      <text:p text:style-name="Standard">SET DOCKER_CERT_PATH=C:\Users\mmiotk\.docker\machine\machines\default</text:p>
      <text:p text:style-name="Standard"/>
      <text:p text:style-name="Standard">Następnie tworzę projekt Java, w którym używam zalezności</text:p>
      <text:p text:style-name="Standard"/>
      <text:p text:style-name="P1"><text:s text:c="8"/>&lt;dependency&gt;</text:p>
      <text:p text:style-name="P1"><text:s text:c="12"/>&lt;groupId&gt;com.github.docker-java&lt;/groupId&gt;</text:p>
      <text:p text:style-name="P1"><text:s text:c="12"/>&lt;artifactId&gt;docker-java&lt;/artifactId&gt;</text:p>
      <text:p text:style-name="P1"><text:s text:c="12"/>&lt;version&gt;3.0.1&lt;/version&gt;</text:p>
      <text:p text:style-name="P1"><text:s text:c="8"/>&lt;/dependency&gt;</text:p>
      <text:p text:style-name="Standard"/>
      <text:p text:style-name="Standard">oraz piszę test</text:p>
      <text:p text:style-name="Standard"/>
      <text:p text:style-name="P2"><text:s text:c="4"/>@Test</text:p>
      <text:p text:style-name="P2"><text:s text:c="4"/>public void canConnectToDockerMachine() {</text:p>
      <text:p text:style-name="P2"><text:s text:c="8"/>DefaultDockerClientConfig.Builder b = new DefaultDockerClientConfig.Builder();</text:p>
      <text:p text:style-name="P2"><text:s text:c="8"/>b.withDockerTlsVerify(true)</text:p>
      <text:p text:style-name="P2"><text:s text:c="16"/>.withDockerCertPath("<text:span text:style-name="T1">C:\\Users\\mmiotk\\.docker\\machine\\machines\\default</text:span>");</text:p>
      <text:p text:style-name="P2"><text:s text:c="8"/>b.withDockerHost("<text:span text:style-name="T1">tcp://192.168.99.100:2376</text:span>");</text:p>
      <text:p text:style-name="P2"/>
      <text:p text:style-name="P2"><text:s text:c="8"/>DockerClient dockerClient = DockerClientBuilder.getInstance(b.build()).build();</text:p>
      <text:p text:style-name="P2"><text:s text:c="8"/>List&lt;Image&gt; images = dockerClient.listImagesCmd().exec();</text:p>
      <text:p text:style-name="P2"/>
      <text:p text:style-name="P2"><text:s text:c="8"/>for (int i = 0; i &lt; images.size(); i++) {</text:p>
      <text:p text:style-name="P2"><text:s text:c="12"/>System.out.println(images.get(i));</text:p>
      <text:p text:style-name="P2"><text:s text:c="8"/>}</text:p>
      <text:p text:style-name="P2"><text:s text:c="4"/>}</text:p>
      <text:p text:style-name="Standard"/>
      <text:p text:style-name="Standard"/>
      <text:p text:style-name="Standard">Będzie działać :-)</text:p>
      <text:p text:style-name="Standard"/>
      <text:p text:style-name="P3">Dodatkowa wiedza:</text:p>
      <text:p text:style-name="Standard"><text:a xlink:type="simple" xlink:href="https://github.com/docker-java/docker-java" text:style-name="Internet_20_link" text:visited-style-name="Visited_20_Internet_20_Link">https://github.com/docker-java/docker-java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M20S</meta:editing-duration>
    <meta:editing-cycles>10</meta:editing-cycles>
    <meta:generator>OpenOffice/4.1.1$Win32 OpenOffice.org_project/411m6$Build-9775</meta:generator>
    <dc:date>2016-08-09T11:15:20.84</dc:date>
    <dc:creator>WM WM</dc:creator>
    <meta:document-statistic meta:table-count="0" meta:image-count="2" meta:object-count="0" meta:page-count="2" meta:paragraph-count="28" meta:word-count="98" meta:character-count="1304"/>
    <meta:user-defined meta:name="Info 1"/>
    <meta:user-defined meta:name="Info 2"/>
    <meta:user-defined meta:name="Info 3"/>
    <meta:user-defined meta:name="Info 4"/>
  </office:meta>
</office:document-meta>
</file>